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MS Gothic" svg:font-family="'MS Gothic'" style:font-family-generic="modern" style:font-pitch="fixed"/>
    <style:font-face style:name="Adobe Garamond Pro" svg:font-family="'Adobe Garamond Pro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NeueLT Pro 55 Roman" svg:font-family="'HelveticaNeueLT Pro 55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dobe Garamond Pro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HelveticaNeueLT Pro 55 Roman"/>
    </style:style>
    <style:style style:name="P3" style:family="paragraph" style:parent-style-name="Standard">
      <style:paragraph-properties fo:text-align="center" style:justify-single-word="false"/>
      <style:text-properties style:font-name="HelveticaNeueLT Pro 55 Roman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Cambri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tter of Interest for: <text:s/>Application Developer</text:p>
      <text:p text:style-name="P3">Douglas Pleger / Full-Stack Developer</text:p>
      <text:p text:style-name="P3"/>
      <text:p text:style-name="P4">I believe I would be a great fit for this position! <text:s/>I'm a fresh developer out of school, versed with a well-rounded toolkit. <text:s/>I'm very eager to get out into the work-field and challenge myself to keep growing. <text:s/>I would love to get the opportunity to work in a position where I can make a difference in the community! <text:s/>Working for the state of Washington (as your slogan states) is work that truly matters. <text:s/></text:p>
      <text:p text:style-name="P4"/>
      <text:p text:style-name="P4">I already have solid experience with strong languages like JavaScript, Python and Ruby. <text:s/>I'm familiar with frameworks like Django and Ruby on Rails. <text:s/>I have strong databasing skills, having used MySQL, MongoDB and ActiveRecords. <text:s/>I have developed using RESTful methods and have experience in version-control via GitHub and StamPlay.</text:p>
      <text:p text:style-name="P4"/>
      <text:p text:style-name="P4">As you'll also see, in my resume, I have a very strong customer-centric background. <text:s/>I enjoy communicating with people and never let the pressure of a constantly-changing environment get to me. <text:s/>I'm articulate, well-organized and will never turn down an opportunity to help my team and company. <text:s/>Or, in this case, my beloved state. <text:s/></text:p>
      <text:p text:style-name="P4"/>
      <text:p text:style-name="P4">Thank you for taking the time to read my letter of interest! <text:s/>I really hope to hear from you.</text:p>
      <text:p text:style-name="Standard"/>
      <text:p text:style-name="P2">Douglas Pleger</text:p>
      <text:p text:style-name="P2">(707)803.3646</text:p>
      <text:p text:style-name="P2">DougPleger@gmail.com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MS Gothic" svg:font-family="'MS Gothic'" style:font-family-generic="modern" style:font-pitch="fixed"/>
    <style:font-face style:name="Adobe Garamond Pro" svg:font-family="'Adobe Garamond Pro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NeueLT Pro 55 Roman" svg:font-family="'HelveticaNeueLT Pro 55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drew Pleger</meta:initial-creator>
    <meta:creation-date>2016-03-15T15:42:25.49</meta:creation-date>
    <meta:document-statistic meta:table-count="0" meta:image-count="0" meta:object-count="0" meta:page-count="1" meta:paragraph-count="9" meta:word-count="211" meta:character-count="1297"/>
    <dc:date>2016-03-15T15:55:07.57</dc:date>
    <dc:creator>Andrew Pleger</dc:creator>
    <meta:editing-duration>PT12M42S</meta:editing-duration>
    <meta:editing-cycles>1</meta:editing-cycles>
    <meta:generator>OpenOffice/4.1.0$Win32 OpenOffice.org_project/410m18$Build-9764</meta:generator>
  </office:meta>
</office:document-meta>
</file>